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fo:font-weight="normal" officeooo:paragraph-rsid="000e255b" style:language-asian="zxx" style:country-asian="none" style:font-weight-asian="normal" style:language-complex="zxx" style:country-complex="none" style:font-weight-complex="normal"/>
    </style:style>
    <style:style style:name="P2" style:family="paragraph" style:parent-style-name="Standard">
      <style:paragraph-properties fo:text-align="justify" style:justify-single-word="false"/>
      <style:text-properties fo:font-size="10.5pt" officeooo:rsid="0027450e" officeooo:paragraph-rsid="000e255b" style:font-size-asian="10.5pt" style:font-weight-asian="normal" style:font-size-complex="10.5pt"/>
    </style:style>
    <style:style style:name="P3" style:family="paragraph" style:parent-style-name="Standard">
      <style:paragraph-properties fo:text-align="justify" style:justify-single-word="false"/>
      <style:text-properties fo:font-size="10.5pt" officeooo:rsid="001133b5" officeooo:paragraph-rsid="000e255b" style:font-size-asian="10.5pt" style:font-weight-asian="normal" style:font-size-complex="10.5pt"/>
    </style:style>
    <style:style style:name="P4" style:family="paragraph" style:parent-style-name="Heading_20_3">
      <style:text-properties officeooo:paragraph-rsid="000e255b"/>
    </style:style>
    <style:style style:name="P5" style:family="paragraph" style:parent-style-name="Heading_20_4">
      <style:text-properties officeooo:paragraph-rsid="000e255b"/>
    </style:style>
    <style:style style:name="P6" style:family="paragraph" style:parent-style-name="Text_20_body">
      <style:paragraph-properties fo:text-align="justify" style:justify-single-word="false"/>
      <style:text-properties fo:language="fr" fo:country="FR" fo:font-weight="bold" officeooo:rsid="000d711a" officeooo:paragraph-rsid="000e255b" style:language-asian="zxx" style:country-asian="none" style:font-weight-asian="bold" style:language-complex="zxx" style:country-complex="none" style:font-weight-complex="bold"/>
    </style:style>
    <style:style style:name="P7" style:family="paragraph" style:parent-style-name="Text_20_body">
      <style:paragraph-properties fo:text-align="justify" style:justify-single-word="false"/>
      <style:text-properties fo:language="fr" fo:country="FR" fo:font-weight="bold" officeooo:paragraph-rsid="000e255b" style:language-asian="zxx" style:country-asian="none" style:font-weight-asian="bold" style:language-complex="zxx" style:country-complex="none" style:font-weight-complex="bold"/>
    </style:style>
    <style:style style:name="P8" style:family="paragraph" style:parent-style-name="Text_20_body">
      <style:paragraph-properties fo:text-align="justify" style:justify-single-word="false"/>
      <style:text-properties fo:font-size="10.5pt" fo:language="fr" fo:country="FR" fo:font-weight="normal" officeooo:rsid="000d711a" officeooo:paragraph-rsid="000e255b" style:font-size-asian="10.5pt" style:language-asian="zxx" style:country-asian="none" style:font-weight-asian="normal" style:font-size-complex="10.5pt" style:language-complex="zxx" style:country-complex="none" style:font-weight-complex="normal"/>
    </style:style>
    <style:style style:name="P9" style:family="paragraph" style:parent-style-name="Text_20_body">
      <style:paragraph-properties fo:text-align="justify" style:justify-single-word="false"/>
      <style:text-properties fo:font-size="10.5pt" fo:language="fr" fo:country="FR" fo:font-weight="normal" officeooo:rsid="000b7c71" officeooo:paragraph-rsid="000e255b" style:font-size-asian="10.5pt" style:language-asian="zxx" style:country-asian="none" style:font-weight-asian="normal" style:font-size-complex="10.5pt" style:language-complex="zxx" style:country-complex="none" style:font-weight-complex="normal"/>
    </style:style>
    <style:style style:name="P10" style:family="paragraph" style:parent-style-name="Text_20_body">
      <style:paragraph-properties fo:text-align="justify" style:justify-single-word="false"/>
      <style:text-properties fo:font-size="10.5pt" fo:language="fr" fo:country="FR" officeooo:paragraph-rsid="000e255b" style:font-size-asian="10.5pt" style:language-asian="zxx" style:country-asian="none" style:font-size-complex="10.5pt" style:language-complex="zxx" style:country-complex="none"/>
    </style:style>
    <style:style style:name="P11" style:family="paragraph" style:parent-style-name="Text_20_body">
      <style:text-properties officeooo:rsid="000fe4c6" officeooo:paragraph-rsid="000fe4c6"/>
    </style:style>
    <style:style style:name="P12" style:family="paragraph" style:parent-style-name="Text_20_body">
      <style:text-properties officeooo:rsid="00104f34" officeooo:paragraph-rsid="00104f34"/>
    </style:style>
    <style:style style:name="T1" style:family="text">
      <style:text-properties officeooo:rsid="000e9e42"/>
    </style:style>
    <style:style style:name="T2" style:family="text">
      <style:text-properties officeooo:rsid="00108167"/>
    </style:style>
    <style:style style:name="T3" style:family="text">
      <style:text-properties officeooo:rsid="001956a1"/>
    </style:style>
    <style:style style:name="T4" style:family="text">
      <style:text-properties officeooo:rsid="000d711a"/>
    </style:style>
    <style:style style:name="T5" style:family="text">
      <style:text-properties officeooo:rsid="000b7c71"/>
    </style:style>
    <style:style style:name="T6" style:family="text">
      <style:text-properties officeooo:rsid="002b1ed7"/>
    </style:style>
    <style:style style:name="T7" style:family="text">
      <style:text-properties fo:font-style="normal" officeooo:rsid="0027450e" style:font-style-asian="normal" style:font-style-complex="normal"/>
    </style:style>
    <style:style style:name="T8" style:family="text">
      <style:text-properties fo:font-style="normal" officeooo:rsid="000b7c71" style:font-style-asian="normal" style:font-style-complex="normal"/>
    </style:style>
    <style:style style:name="T9" style:family="text">
      <style:text-properties fo:font-style="italic" officeooo:rsid="000b7c71" style:font-style-asian="italic" style:font-style-complex="italic"/>
    </style:style>
    <style:style style:name="T10" style:family="text">
      <style:text-properties officeooo:rsid="00104f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 Les buts et moyens des mesures compensatoires</text:p>
      <text:p text:style-name="P11"/>
      <text:p text:style-name="P11">A. Le cadre des mesures compensatoires</text:p>
      <text:p text:style-name="P11"/>
      <text:p text:style-name="P11">1. <text:span text:style-name="T10">L'existence de la compensation pour des projets très divers</text:span></text:p>
      <text:p text:style-name="P11"/>
      <text:p text:style-name="P11">2. L'étude d'impact environnementale préalable à la définition de mesures compensatoires</text:p>
      <text:p text:style-name="P11"/>
      <text:p text:style-name="P12">3. La compensation comme mesures de dernier recours</text:p>
      <text:p text:style-name="P11"/>
      <text:h text:style-name="P4" text:outline-level="3">I. <text:span text:style-name="T1">Le rôle (but et moyens) des mesures compensatoires</text:span></text:h>
      <text:h text:style-name="P5" text:outline-level="4">A. <text:span text:style-name="T2">Le but assigné aux mesures compensatoires</text:span></text:h>
      <text:p text:style-name="P6"><text:toc-mark-start text:id="IMark197843592" text:outline-level="7"/>1. <text:s/>présentation du cadre des études d'impact environnemental<text:toc-mark-end text:id="IMark197843592"/></text:p>
      <text:p text:style-name="P8">Art. R. 122-5 II 7° du Code de <text:span text:style-name="T3">l'environnement :</text:span> l’étude d’impact présente les mesures prévues par le maître d’ouvrage pour « compenser, lorsque cela est possible, les effets négatifs notables du projet sur l’environnement ou la santé humaine qui n’ont pu être ni évités ni suffisamment réduits. S’il n’est pas possible de compenser ces effets, le [...] maître d’ouvrage justifie cette impossibilité. »</text:p>
      <text:p text:style-name="P8">→<text:span text:style-name="T1"> Importance <text:s/>de l'identification des impacts dans l'étude d'impact : éléments constitutifs de l'étude d'impact</text:span></text:p>
      <text:p text:style-name="P8">→<text:span text:style-name="T1"> difficulté de la discussion des mesures compensatoires dans le cadre du débat public : mesures compensatoires déjà arrêtés par le porteur du projet / discussion du projet dans son ensemble, mais possibilité de mesures compensatoires très locales.</text:span></text:p>
      <text:p text:style-name="P7"><text:toc-mark-start text:id="IMark197845432" text:outline-level="1"/><text:span text:style-name="T4">2.</text:span> <text:span text:style-name="T5">L'inscription des mesures compensatoires dans le cadre d'activités autorisées et dans les outils de planification</text:span><text:toc-mark-end text:id="IMark197845432"/></text:p>
      <text:p text:style-name="P8">Natura 2000 (art. R. 414-23 IV 2) <text:s/>// espèces protégées (<text:span text:style-name="T3">a</text:span>rrêté du 19 février 2007 fixant les conditions de demande et d’instruction des dérogations définies au 4° de l’article L.411-2 du Code de <text:span text:style-name="T3">l'environnement</text:span>) // eau et milieux aquatiques (art. R. 214-6 4° et R. 214-32 4° du Code de <text:span text:style-name="T3">l'environnement</text:span>) // défrichement (art. L. 311-4 du code forestier)</text:p>
      <text:p text:style-name="P10"/>
      <text:p text:style-name="P10">- <text:span text:style-name="T6">le cadre des mesures compensatoires : l'étude d'impact environnementale</text:span></text:p>
      <text:p text:style-name="P7"><text:toc-mark-start text:id="IMark197854952" text:outline-level="1"/><text:span text:style-name="T5">3.</text:span> <text:toc-mark-start text:id="IMark197845288" text:outline-level="1"/><text:span text:style-name="T5">Les mesures compensatoires sont des mesures de dernier recours</text:span><text:toc-mark-end text:id="IMark197845288"/><text:toc-mark-end text:id="IMark197854952"/></text:p>
      <text:p text:style-name="P9">Doctrine nationale : «  <text:span text:style-name="T7">éviter, réduire, compenser »</text:span></text:p>
      <text:p text:style-name="P2">* Donner la priorité à l'évitement, puis à la réduction,</text:p>
      <text:p text:style-name="P2">* Assurer la cohérence et la complémentarité des mesures environnementales prises au titre de différentes procédures,</text:p>
      <text:p text:style-name="P2">*<text:span text:style-name="T5">de la difficulté d'i</text:span>dentifier <text:span text:style-name="T5">(</text:span><text:span text:style-name="T9">a priori</text:span><text:span text:style-name="T8">)</text:span> et <text:span text:style-name="T5">de</text:span> caractériser les impacts <text:span text:style-name="T5">résiduels</text:span></text:p>
      <text:p text:style-name="P3">Les mesures compensatoires ne sauraient justifiées l'autorisation : importance d la notion d'utilité publique (en particulier pour les travaux d'infrastructures).</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3T18:40:02.160308580</meta:creation-date>
    <dc:date>2014-08-03T22:12:54.646962228</dc:date>
    <meta:editing-duration>PT3H28M15S</meta:editing-duration>
    <meta:editing-cycles>2</meta:editing-cycles>
    <meta:generator>LibreOffice/4.2.4.2$Linux_X86_64 LibreOffice_project/420m0$Build-2</meta:generator>
    <meta:document-statistic meta:table-count="0" meta:image-count="0" meta:object-count="0" meta:page-count="2" meta:paragraph-count="20" meta:word-count="345" meta:character-count="2282" meta:non-whitespace-character-count="1953"/>
  </office:meta>
</office:document-meta>
</file>